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ans-serif"/>
    <style:font-face style:name="inherit" svg:font-family="inherit"/>
    <style:font-face style:name="var e-global-typography-text-font-family" svg:font-family="'var e-global-typography-text-font-family', Sans-serif"/>
  </office:font-face-decls>
  <office:automatic-styles>
    <style:style style:name="P1" style:family="paragraph" style:parent-style-name="Heading_20_3">
      <style:text-properties style:font-name="Liberation Mono" fo:font-size="16pt" style:font-size-asian="16pt" style:font-size-complex="16pt"/>
    </style:style>
    <style:style style:name="P2" style:family="paragraph" style:parent-style-name="Preformatted_20_Text">
      <style:text-properties fo:font-size="16pt" fo:font-weight="bold" style:font-size-asian="16pt" style:font-weight-asian="bold" style:font-size-complex="16pt" style:font-weight-complex="bold"/>
    </style:style>
    <style:style style:name="P3" style:family="paragraph" style:parent-style-name="Preformatted_20_Text">
      <style:text-properties fo:font-size="16pt" fo:language="sk" fo:country="SK" fo:font-weight="bold" style:font-size-asian="16pt" style:font-weight-asian="bold" style:font-size-complex="16pt" style:font-weight-complex="bold"/>
    </style:style>
    <style:style style:name="P4" style:family="paragraph" style:parent-style-name="Text_20_body">
      <style:text-properties style:font-name="Liberation Mono" fo:font-size="10pt" style:font-size-asian="10pt" style:font-size-complex="10pt"/>
    </style:style>
    <style:style style:name="T1" style:family="text">
      <style:text-properties fo:language="sk" fo:country="SK"/>
    </style:style>
    <style:style style:name="T2" style:family="text">
      <style:text-properties officeooo:rsid="001c24bd"/>
    </style:style>
    <style:style style:name="T3" style:family="text">
      <style:text-properties style:font-name="Liberation Mono"/>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language="sk" fo:country="SK"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ZYHANIE ĽUDSKÉHO FAKTORA</text:h>
      <text:p text:style-name="P4">Veľké aj menšie firmy sa už viac menej naučili ako brániť svoju IT infraštruktúru, počítače, sieťové a serverové komponenty. Používajú firewall, antivírus či iný bezpečnostný softvér, ale stále zabúdajú na jeden dôležitý a veľmi zraniteľný prvok - a to ľudský faktor. Môžete mať po technickej stránke tú najlepšie zabezpečenú firmu, ale pokiaľ sa váš zamestnanec nechá oklamať, tak útočník získa legitímny prístup do vašej IT infraštruktúry, kde môže napáchať obrovské škody.</text:p>
      <text:p text:style-name="P4">Práve počas pandémie COVID-19 sa enormne rozšíril počet cielených phishingových správ alebo podvodných telefonátov. Väčšina firiem a ich zamestnanci sa už stretli s phishingovou emailovou správou. Kybernetickí útočníci dokážu maskovať emailové adresy odosielateľa a dokonca aj telefónne číslo prichádzajúceho hovoru. Dokážu vaši zamestnanci spoľahlivo odhaliť tieto podvody? My vám to pomôžeme zistiť.</text:p>
      <text:h text:style-name="P1" text:outline-level="3">SOCIÁLNE INŽINIERSTVO, PHISHING A VISHING</text:h>
      <text:p text:style-name="P4">Vyššie uvedené štatistiky sú extrémne znepokojujúce, ale odhaľujú, aký nebezpečný internet môže byť. Najmä útoky na získanie prístupu do firemných informačných systémov, ransomware útoky alebo pokusy o získanie prístupu k firemným bankovým účtom a platobným kartám sú tie, pri ktorých sa využíva sociálne inžinierstvo - falošné phishingové správy, emaily, podvodné webové stránky a v poslednej dobe často rozšírené podvodné telefonáty (tzv. Vishing). Všetky tieto kybernetické hrozby sú mierené na bežných zamestnancov firiem alebo na vedenie firmy, pričom môžu spôsobiť ohromné problémy a finančné straty.</text:p>
      <text:p text:style-name="P3"><text:bookmark text:name="tw-target-text"/>Poškodenie dátových záznamníkov</text:p>
      <text:p text:style-name="Preformatted_20_Text"><text:bookmark text:name="tw-target-text2"/>Kedysi mohol narušiteľ poškodiť fyzické záznamové zariadenie alebo vziať videokazetu, čím by sa odstránil akýkoľvek video dôkaz o ich prítomnosti. Našťastie tento problém možno odstrániť pomocou cloudového systému. Riešenia Spectur nahr<text:span text:style-name="T3">ávajú udalosti do cloudu v reálnom čase a zároveň ich ukladajú na mieste, takže vaše dáta sú dvojnásobne chránené pred manipuláciou na mieste alebo prerušením pripojenia.</text:span></text:p>
      <text:p text:style-name="P2"><text:bookmark text:name="tw-target-text1"/><text:span text:style-name="T1">Kybernetické útoky na bezpečnostné systémy IP</text:span></text:p>
      <text:p text:style-name="Preformatted_20_Text"><text:bookmark text:name="tw-target-text3"/>Kybernetické zraniteľnosti sú bežným problémom zariadení pripojených k internetu vecí, ale väčšine problémov sa dá úplne predísť správnym používaním a silnými heslami. Väčšina problémov s kybernetickou bezpečnosťou kamier vzniká v dôsledku ľudskej chyby, a preto je tak dôležité mať k dispozícii tím expertnej podpory.</text:p>
      <text:p text:style-name="Preformatted_20_Text"><text:bookmark text:name="tw-target-text4"/><text:span text:style-name="T4">„</text:span><text:span text:style-name="T5">Oslepenie“ bezpečnostnej kamery pomocou laserového ukazovátka alebo LED diód</text:span></text:p>
      <text:p text:style-name="Preformatted_20_Text"><text:bookmark text:name="tw-target-text5"/>Aj keď ide o bežný problém, nie je to také jednoduché, ako by sa vo filmoch mohlo zdať. Páchateľ by musel veľmi presne svietiť svetlom alebo laserom priamo do šošovky a potom ju držať. Ak sa náhodou niekomu podarí presne namieriť laser, budete mať k dispozícii zábery páchateľa skôr, ako sa mu to podarí.</text:p>
      <text:p text:style-name="Text_20_body"><text:lin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ans-serif"/>
    <style:font-face style:name="inherit" svg:font-family="inherit"/>
    <style:font-face style:name="var e-global-typography-text-font-family" svg:font-family="'var e-global-typography-text-font-famil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sk" fo:country="SK"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sk" fo:country="SK"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25T11:08:57.009000000</dc:date>
    <meta:editing-duration>PT7M23S</meta:editing-duration>
    <meta:editing-cycles>2</meta:editing-cycles>
    <meta:generator>LibreOffice/7.4.2.3$Windows_X86_64 LibreOffice_project/382eef1f22670f7f4118c8c2dd222ec7ad009daf</meta:generator>
    <meta:document-statistic meta:table-count="0" meta:image-count="0" meta:object-count="0" meta:page-count="1" meta:paragraph-count="12" meta:word-count="387" meta:character-count="2729" meta:non-whitespace-character-count="2352"/>
  </office:meta>
</office:document-meta>
</file>